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ibliotheca African" svg:font-family="'Bibliotheca African'" style:font-pitch="variable"/>
    <style:font-face style:name="Bibliothecae Afr" svg:font-family="'Bibliothecae Af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style:font-name="Bibliothecae Afr" style:font-name-complex="Bibliothecae Afr"/>
    </style:style>
    <style:style style:name="P2" style:family="paragraph" style:parent-style-name="Text_20_body">
      <style:text-properties style:font-name="Bibliothecae Afr" officeooo:paragraph-rsid="0018a30d" style:font-name-complex="Bibliothecae Afr"/>
    </style:style>
    <style:style style:name="P3" style:family="paragraph" style:parent-style-name="Standard">
      <style:text-properties style:font-name="Bibliothecae Afr" officeooo:rsid="00175a89" officeooo:paragraph-rsid="00175a89" style:font-name-complex="Bibliothecae Afr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ibliothecae Afr" officeooo:rsid="00175a89" officeooo:paragraph-rsid="00175a89" style:font-name-complex="Bibliothecae Afr"/>
    </style:style>
    <style:style style:name="P5" style:family="paragraph" style:parent-style-name="Heading_20_1">
      <style:paragraph-properties fo:text-align="center" style:justify-single-word="false"/>
      <style:text-properties style:font-name="Bibliothecae Afr" fo:font-weight="bold" style:font-weight-asian="bold" style:font-name-complex="Bibliothecae Afr" style:font-weight-complex="bold"/>
    </style:style>
    <style:style style:name="P6" style:family="paragraph" style:parent-style-name="Heading_20_2">
      <style:text-properties style:font-name="Bibliothecae Afr" officeooo:rsid="0018a30d" officeooo:paragraph-rsid="0018a30d" style:font-name-complex="Bibliothecae Afr"/>
    </style:style>
    <style:style style:name="P7" style:family="paragraph" style:parent-style-name="Heading_20_2">
      <style:text-properties style:font-name="Bibliothecae Afr" style:font-name-complex="Bibliothecae Afr"/>
    </style:style>
    <style:style style:name="T1" style:family="text">
      <style:text-properties style:font-name="Noto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Bibliotheca</text:h>
      <text:p text:style-name="P3"/>
      <text:h text:style-name="P6" text:outline-level="2">Adlam</text:h>
      <text:p text:style-name="P1">𞤑𞤵𞥅𞤤𞤢𞤤 𞤺𞤢𞤣𞤢𞤲𞤢𞤤 𞤋𞤲𞥆𞤢𞤥𞤢 𞤢𞥄𞤣𞤫𞥅𞤶𞤭 𞤬𞤮𞤬 𞤨𞤮𞤼𞤭⹁ 𞤲'𞤣𞤭𞤥𞤯𞤭𞤣𞤭 𞤫 𞤶𞤭𞤦𞤭𞤲𞤢𞤲𞥆𞤣𞤫 𞤼𞤮 𞤦𞤢𞤲𞥆𞤺𞤫 𞤸𞤢𞤳𞥆𞤫𞥅𞤶𞤭. 𞤉𞤩𞤫 𞤲'𞤺𞤮𞥅𞤣𞤭 𞤥𞤭𞥅𞤶𞤮 𞤫 𞤸𞤢𞤳𞥆𞤭𞤤𞤢𞤲𞤼𞤢𞥄𞤺𞤢𞤤 𞤫𞤼𞤫 𞤫𞤩𞤫 𞤨𞤮𞤼𞤭 𞤸𞤵𞥅𞤬𞤮 𞤲'𞤣𞤭𞤪𞤣𞤫 𞤫 𞤲'𞤣𞤫𞤪 𞤩 𞤭𞤴𞤲𞤺𞤵𞤴𞤵𞤥𞥆𞤢𞥄𞤺𞤵.</text:p>
      <text:h text:style-name="P7" text:outline-level="2">Bamum</text:h>
      <text:p text:style-name="P3">ꛦ-ꚳꛊꚤ ꚳꚣꚧ꛱ꛦꚧ꛱ ꚳ꛰ꚴꚢ ꛲ꛗ ꛧ-ꚳꛊꚤ ꛄꚧ꛱ ꚳ꛰ꛤ꛰ ꚩꚤ ꛲ꛗ ꛨ-ꛅꚧ꛱ ꛣꚠ ꚳꛊꚤꚳ ꛎꛦ ꛛꚧ꛱ ꛲ꛗ ꛩ-꛲ꚣꛤ ꛅꚧ꛱ ꛇꛛꚧ꛱ ꛤ꛰ ꛨ ꚣꛤ ꛛꚧ꛱ ꛦ꛰ꚳ꛰ ꛪ-ꛕꚠꛤ ꛅꚧ ꛈ ꛅꚧ꛱ ꛖ ꚳ꛰ꛤ꛰ ꛲ꚱꛅ꛱</text:p>
      <text:h text:style-name="P7" text:outline-level="2">Bassa Vah</text:h>
      <text:p text:style-name="P3">𖫞𖫫𖫰 𖫐𖫭𖫱𖫐-𖫗𖫭𖫰𖫞𖫭𖫰 𖫑𖫫𖫱 𖫔𖫬𖫱𖫞𖫬𖫱𖫭𖫱𖫐-𖫕𖫭𖫰 𖫔𖫪𖫰𖫬𖫲, 𖫞𖫫𖫰𖫬𖫱 𖫕𖫨𖫲𖫐-𖫕𖫪𖫱 𖫒𖫫𖫰𖫭𖫰𖫐 𖫛𖫩𖫰𖫞𖫩𖫰𖫬𖫲 𖫔𖫬𖫰𖫭𖫱𖫐 𖫛𖫨𖫐𖫵 𖫑𖫫𖫰 𖫛𖫧𖫲 𖫔𖫫𖫰𖫞𖫫𖫰 𖫠𖫭𖫱𖫞𖫭𖫱𖫭𖫲-𖫥𖫩𖫲𖫭𖫱𖫐 𖫠𖫩𖫱𖫞𖫩𖫱-𖫕𖫪𖫱𖫧𖫱 𖫑𖫫𖫱 𖫞𖫬𖫲 𖫔𖫪𖫱𖫐𖫭𖫲𖫐 𖫛𖫨𖫰𖫐-𖫛𖫨𖫰𖫐 𖫒𖫨𖫱𖫫𖫱𖫭𖫱𖫐 𖫞𖫫𖫰 𖫕𖫨𖫲𖫪𖫰𖫐, 𖫑𖫫𖫰 𖫛𖫧𖫲 𖫔𖫫𖫰𖫞𖫫𖫰 𖫔𖫬𖫰 𖫛𖫧𖫲𖫧𖫱 𖫕𖫪𖫲𖫐-𖫞𖫬𖫱 𖫑𖫫𖫰 𖫝𖫩𖫲 𖫔𖫪𖫲𖫐𖫭𖫱𖫐 𖫔𖫩𖫰 𖫞𖫭𖫰𖫭𖫰 𖫑𖫧𖫱𖫵</text:p>
      <text:h text:style-name="P6" text:outline-level="2">Ethiopic</text:h>
      <text:p text:style-name="P2">አንቀጽ፡፩፤ የሰው፡ልጅ፡ሁሉ፡ሲወለድ፡ነጻና፡በክብርና፡በመብትም፡እኩልነት፡ያለው፡ነው።፡የተፈጥሮ፡ማስተዋልና፡ሕሊና፡ስላለው፡አንዱ፡ሌላውን፡በወንድማማችነት፡መንፈስ፡መመልከት፡ይገባዋል።</text:p>
      <text:h text:style-name="P7" text:outline-level="2">Mende Kikakui</text:h>
      <text:p text:style-name="P3"/>
      <text:h text:style-name="P7" text:outline-level="2">Vai</text:h>
      <text:p text:style-name="P3"/>
      <text:p text:style-name="P3"><text:soft-page-break/>ꕢꕎꕌ ꔖꔜꕯꕊ (1) ꕉꕜꕮ ꔔꘋ ꖸ ꔰ ꗋꘋ ꕮꕨ ꔔꘋ ꖸ ꕎ ꕉꖸꕊ ꕴꖃ ꕃꔤꘂ ꗱ, ꕉꖷ ꗪꗡ ꔻꔤ ꗏꗒꗡ ꕎ ꗪ ꕉꖸꕊ ꖏꕎ. ꕉꕡ ꖏ ꗳꕮꕊ ꗏ ꕪ ꗓ ꕉꖷ ꕉꖸ ꕘꕞ ꗪ. ꖏꖷ ꕉꖸꔧ ꖏ ꖸ ꕚꕌꘂ ꗷꔤ ꕞ ꘃꖷ ꘉꔧ ꗠꖻ ꕞ ꖴꘋ ꔳꕩ ꕉꖸ ꗳ.</text:p>
      <text:h text:style-name="P7" text:outline-level="2">N’ko</text:h>
      <text:p text:style-name="P4"/>
      <text:p text:style-name="P4">ߡߊ߲߬ߘߋ߲߬ ߛߊ߲ߘߊ ߘߏ߫ ߟߋ߬ ߞߊ߲߫ ߞߏ߫: ߌ ߓߊ߯ ߌ ߢߊ ߟߐ߬ ߕߋ߬ߟߋ ߘߐ߫ ߞߵߌ ߕߊ߯ ߦߙߐ ߡߊߝߟߍ߫߸ ߛߎ߫ ߕߍ߫ ߞߏ߬ ߌ ߡߊ߬. ߒ߬ߓߊ߬ ߊ߲ ߧߋ߫ ߒ߬ ߠߞߊߟߌߦߊ߫ ߛߊ߫ ߒ߬ ߘߌ߫ ߞߍ߫ ߒ߬ ߘߎߢߊߘߐߕߍ߯ ߢߐ߲߮ ߠߎ߬ ߘߐ߫ ߞߊ߬ ߞߍ߫ ߞߎߟߎ߲߫ ߞߋߟߋ߲߫ ߞߣߐ߫ ߏ߬ ߘߐ߫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ibliotheca African" svg:font-family="'Bibliotheca African'" style:font-pitch="variable"/>
    <style:font-face style:name="Bibliothecae Afr" svg:font-family="'Bibliothecae Af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22T14:08:30.339663758</meta:creation-date>
    <dc:date>2022-08-08T10:18:09.796114994</dc:date>
    <meta:editing-duration>PT16H38M59S</meta:editing-duration>
    <meta:editing-cycles>3</meta:editing-cycles>
    <meta:generator>LibreOffice/7.3.1.3$MacOSX_X86_64 LibreOffice_project/a69ca51ded25f3eefd52d7bf9a5fad8c90b87951</meta:generator>
    <meta:document-statistic meta:table-count="0" meta:image-count="0" meta:object-count="0" meta:page-count="2" meta:paragraph-count="14" meta:word-count="197" meta:character-count="902" meta:non-whitespace-character-count="721"/>
  </office:meta>
</office:document-meta>
</file>